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20.66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38.28mm"/>
    </style:style>
    <style:style style:name="co5" style:family="table-column">
      <style:table-column-properties fo:break-before="auto" style:column-width="16.85mm"/>
    </style:style>
    <style:style style:name="co6" style:family="table-column">
      <style:table-column-properties fo:break-before="auto" style:column-width="14.73mm"/>
    </style:style>
    <style:style style:name="co7" style:family="table-column">
      <style:table-column-properties fo:break-before="auto" style:column-width="13.86mm"/>
    </style:style>
    <style:style style:name="co8" style:family="table-column">
      <style:table-column-properties fo:break-before="auto" style:column-width="70.75mm"/>
    </style:style>
    <style:style style:name="co9" style:family="table-column">
      <style:table-column-properties fo:break-before="auto" style:column-width="42.74mm"/>
    </style:style>
    <style:style style:name="co10" style:family="table-column">
      <style:table-column-properties fo:break-before="auto" style:column-width="52.71mm"/>
    </style:style>
    <style:style style:name="co11" style:family="table-column">
      <style:table-column-properties fo:break-before="auto" style:column-width="53.36mm"/>
    </style:style>
    <style:style style:name="co12" style:family="table-column">
      <style:table-column-properties fo:break-before="auto" style:column-width="22.15mm"/>
    </style:style>
    <style:style style:name="co13" style:family="table-column">
      <style:table-column-properties fo:break-before="auto" style:column-width="44.64mm"/>
    </style:style>
    <style:style style:name="co14" style:family="table-column">
      <style:table-column-properties fo:break-before="auto" style:column-width="47.2mm"/>
    </style:style>
    <style:style style:name="co15" style:family="table-column">
      <style:table-column-properties fo:break-before="auto" style:column-width="60.36mm"/>
    </style:style>
    <style:style style:name="co16" style:family="table-column">
      <style:table-column-properties fo:break-before="auto" style:column-width="20.87mm"/>
    </style:style>
    <style:style style:name="co17" style:family="table-column">
      <style:table-column-properties fo:break-before="auto" style:column-width="35.1mm"/>
    </style:style>
    <style:style style:name="co18" style:family="table-column">
      <style:table-column-properties fo:break-before="auto" style:column-width="117.03mm"/>
    </style:style>
    <style:style style:name="co19" style:family="table-column">
      <style:table-column-properties fo:break-before="auto" style:column-width="51.22mm"/>
    </style:style>
    <style:style style:name="co20" style:family="table-column">
      <style:table-column-properties fo:break-before="auto" style:column-width="42.95mm"/>
    </style:style>
    <style:style style:name="co21" style:family="table-column">
      <style:table-column-properties fo:break-before="auto" style:column-width="34.89mm"/>
    </style:style>
    <style:style style:name="co22" style:family="table-column">
      <style:table-column-properties fo:break-before="auto" style:column-width="18.96mm"/>
    </style:style>
    <style:style style:name="co23" style:family="table-column">
      <style:table-column-properties fo:break-before="auto" style:column-width="6.86mm"/>
    </style:style>
    <style:style style:name="co24" style:family="table-column">
      <style:table-column-properties fo:break-before="auto" style:column-width="53.99mm"/>
    </style:style>
    <style:style style:name="co25" style:family="table-column">
      <style:table-column-properties fo:break-before="auto" style:column-width="59.07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19.39mm"/>
    </style:style>
    <style:style style:name="co28" style:family="table-column">
      <style:table-column-properties fo:break-before="auto" style:column-width="72.25mm"/>
    </style:style>
    <style:style style:name="co29" style:family="table-column">
      <style:table-column-properties fo:break-before="auto" style:column-width="78.62mm"/>
    </style:style>
    <style:style style:name="co30" style:family="table-column">
      <style:table-column-properties fo:break-before="auto" style:column-width="24.69mm"/>
    </style:style>
    <style:style style:name="co31" style:family="table-column">
      <style:table-column-properties fo:break-before="auto" style:column-width="8.57mm"/>
    </style:style>
    <style:style style:name="co32" style:family="table-column">
      <style:table-column-properties fo:break-before="auto" style:column-width="17.06mm"/>
    </style:style>
    <style:style style:name="co33" style:family="table-column">
      <style:table-column-properties fo:break-before="auto" style:column-width="28.1mm"/>
    </style:style>
    <style:style style:name="co34" style:family="table-column">
      <style:table-column-properties fo:break-before="auto" style:column-width="68.84mm"/>
    </style:style>
    <style:style style:name="co35" style:family="table-column">
      <style:table-column-properties fo:break-before="auto" style:column-width="99.84mm"/>
    </style:style>
    <style:style style:name="co36" style:family="table-column">
      <style:table-column-properties fo:break-before="auto" style:column-width="96.64mm"/>
    </style:style>
    <style:style style:name="co37" style:family="table-column">
      <style:table-column-properties fo:break-before="auto" style:column-width="33.6mm"/>
    </style:style>
    <style:style style:name="co38" style:family="table-column">
      <style:table-column-properties fo:break-before="auto" style:column-width="43.59mm"/>
    </style:style>
    <style:style style:name="co39" style:family="table-column">
      <style:table-column-properties fo:break-before="auto" style:column-width="76.69mm"/>
    </style:style>
    <style:style style:name="co40" style:family="table-column">
      <style:table-column-properties fo:break-before="auto" style:column-width="84.54mm"/>
    </style:style>
    <style:style style:name="co41" style:family="table-column">
      <style:table-column-properties fo:break-before="auto" style:column-width="94.53mm"/>
    </style:style>
    <style:style style:name="co42" style:family="table-column">
      <style:table-column-properties fo:break-before="auto" style:column-width="12.81mm"/>
    </style:style>
    <style:style style:name="co43" style:family="table-column">
      <style:table-column-properties fo:break-before="auto" style:column-width="10.48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AllResult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16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column table:style-name="co41" table:number-columns-repeated="5" table:default-cell-style-name="Default"/>
        <table:table-column table:style-name="co16" table:number-columns-repeated="4" table:default-cell-style-name="Default"/>
        <table:table-column table:style-name="co32" table:default-cell-style-name="Default"/>
        <table:table-column table:style-name="co16" table:number-columns-repeated="4" table:default-cell-style-name="Default"/>
        <table:table-column table:style-name="co32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3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header (hea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>
            <text:p>header (tail)</text:p>
          </table:table-cell>
          <table:table-cell table:style-name="ce1" office:value-type="string" calcext:value-type="string" table:number-columns-spanned="7" table:number-rows-spanned="1">
            <text:p>parameters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1"/>
          <table:table-cell table:style-name="ce1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1"/>
          <table:table-cell table:style-name="ce1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1"/>
          <table:table-cell table:style-name="ce1" office:value-type="string" calcext:value-type="string" table:number-columns-spanned="15" table:number-rows-spanned="1">
            <text:p>density/abundance</text:p>
          </table:table-cell>
          <table:covered-table-cell table:number-columns-repeated="14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>
            <text:p>estimated value of A(5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number-columns-repeated="2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0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number-columns-repeated="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g15-d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4.03" calcext:value-type="date">
            <text:p>2020-04-23 23:22:34</text:p>
          </table:table-cell>
          <table:table-cell office:value-type="string" calcext:value-type="string">
            <text:p>ACDC\2019-natred\SylvAtri-ab-m-5mn-hno-cos-g15-d300-ul3d7hg3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1.8020000000001" calcext:value-type="float">
            <text:p>21,8020000000001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3.99" calcext:value-type="date">
            <text:p>2020-04-23 23:22:33</text:p>
          </table:table-cell>
          <table:table-cell office:value-type="string" calcext:value-type="string">
            <text:p>ACDC\2019-natred\SylvAtri-ab-m-5mn-haz-cos-1juaybs8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4.863" calcext:value-type="float">
            <text:p>234,863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3.89" calcext:value-type="date">
            <text:p>2020-04-23 23:22:33</text:p>
          </table:table-cell>
          <table:table-cell office:value-type="string" calcext:value-type="string">
            <text:p>ACDC\2019-natred\SylvAtri-ab-m-5mn-hno-cos-g10-pgzljfpd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47.157" calcext:value-type="float">
            <text:p>247,157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3.85" calcext:value-type="date">
            <text:p>2020-04-23 23:22:33</text:p>
          </table:table-cell>
          <table:table-cell office:value-type="string" calcext:value-type="string">
            <text:p>ACDC\2019-natred\SylvAtri-ab-m-5mn-hno-cos-ix05k3sd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50.879" calcext:value-type="float">
            <text:p>250,879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03117323" calcext:value-type="float">
            <text:p>3,117323E-05</text:p>
          </table:table-cell>
          <table:table-cell office:value-type="float" office:value="0.000007510185" calcext:value-type="float">
            <text:p>7,510185E-06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3.94" calcext:value-type="date">
            <text:p>2020-04-23 23:22:33</text:p>
          </table:table-cell>
          <table:table-cell office:value-type="string" calcext:value-type="string">
            <text:p>ACDC\2019-natred\SylvAtri-ab-m-5mn-hno-cos-d280-p5dj1uvk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44.8400000000002" calcext:value-type="float">
            <text:p>44,8400000000002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g20-d300-t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3.97" calcext:value-type="date">
            <text:p>2020-04-23 23:22:33</text:p>
          </table:table-cell>
          <table:table-cell office:value-type="string" calcext:value-type="string">
            <text:p>ACDC\2019-natred\SylvAtri-ab-m-5mn-hno-cos-g20-d300-t14-iwbuitiv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office:value-type="float" office:value="0.2347112" calcext:value-type="float">
            <text:p>0,2347112</text:p>
          </table:table-cell>
          <table:table-cell office:value-type="float" office:value="0.04722983" calcext:value-type="float">
            <text:p>0,04722983</text:p>
          </table:table-cell>
          <table:table-cell office:value-type="float" office:value="0.01923484" calcext:value-type="float">
            <text:p>0,01923484</text:p>
          </table:table-cell>
          <table:table-cell office:value-type="float" office:value="0.2347112" calcext:value-type="float">
            <text:p>0,2347112</text:p>
          </table:table-cell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35.2" calcext:value-type="date">
            <text:p>2020-04-23 23:22:35</text:p>
          </table:table-cell>
          <table:table-cell office:value-type="string" calcext:value-type="string">
            <text:p>ACDC\2019-natred\SylvAtri-ab-m-5mn-haz-cos-g10-pvjofxog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1.345" calcext:value-type="float">
            <text:p>231,345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5.26" calcext:value-type="date">
            <text:p>2020-04-23 23:22:35</text:p>
          </table:table-cell>
          <table:table-cell office:value-type="string" calcext:value-type="string">
            <text:p>ACDC\2019-natred\SylvAtri-ab-m-10mn-hno-cos-g10-v_i5x2wn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85.592000000001" calcext:value-type="float">
            <text:p>385,592000000001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5.31" calcext:value-type="date">
            <text:p>2020-04-23 23:22:35</text:p>
          </table:table-cell>
          <table:table-cell office:value-type="string" calcext:value-type="string">
            <text:p>ACDC\2019-natred\SylvAtri-ab-m-10mn-hno-cos-qltrbcjn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21.739000000001" calcext:value-type="float">
            <text:p>421,739000000001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5.27" calcext:value-type="date">
            <text:p>2020-04-23 23:22:35</text:p>
          </table:table-cell>
          <table:table-cell office:value-type="string" calcext:value-type="string">
            <text:p>ACDC\2019-natred\SylvAtri-ab-m-5mn-haz-cos-d280-513qynl5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43.3800000000001" calcext:value-type="float">
            <text:p>43,3800000000001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g15-d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5.26" calcext:value-type="date">
            <text:p>2020-04-23 23:22:35</text:p>
          </table:table-cell>
          <table:table-cell office:value-type="string" calcext:value-type="string">
            <text:p>ACDC\2019-natred\SylvAtri-ab-m-5mn-haz-cos-g15-d300-ttlsrqyc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8.308" calcext:value-type="float">
            <text:p>18,308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9,65118E-05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g20-d300-t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5.25" calcext:value-type="date">
            <text:p>2020-04-23 23:22:35</text:p>
          </table:table-cell>
          <table:table-cell office:value-type="string" calcext:value-type="string">
            <text:p>ACDC\2019-natred\SylvAtri-ab-m-5mn-haz-cos-g20-d300-t14-ecg7lirj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office:value-type="float" office:value="0.4473896" calcext:value-type="float">
            <text:p>0,4473896</text:p>
          </table:table-cell>
          <table:table-cell office:value-type="float" office:value="0.07956392" calcext:value-type="float">
            <text:p>0,07956392</text:p>
          </table:table-cell>
          <table:table-cell office:value-type="float" office:value="0.07932407" calcext:value-type="float">
            <text:p>0,07932407</text:p>
          </table:table-cell>
          <table:table-cell office:value-type="float" office:value="0.4473896" calcext:value-type="float">
            <text:p>0,4473896</text:p>
          </table:table-cell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g15-d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5.7" calcext:value-type="date">
            <text:p>2020-04-23 23:22:35</text:p>
          </table:table-cell>
          <table:table-cell office:value-type="string" calcext:value-type="string">
            <text:p>ACDC\2019-natred\SylvAtri-ab-m-10mn-hno-cos-g15-d300-ik6z6amq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7.7440000000001" calcext:value-type="float">
            <text:p>47,7440000000001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g20-d300-t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5.79" calcext:value-type="date">
            <text:p>2020-04-23 23:22:35</text:p>
          </table:table-cell>
          <table:table-cell office:value-type="string" calcext:value-type="string">
            <text:p>ACDC\2019-natred\SylvAtri-ab-m-10mn-hno-cos-g20-d300-t18-c33weicg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3" calcext:value-type="float">
            <text:p>2,67700000000013</text:p>
          </table:table-cell>
          <table:table-cell office:value-type="float" office:value="3942.185" calcext:value-type="float">
            <text:p>3942,18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1588064" calcext:value-type="float">
            <text:p>0,01588064</text:p>
          </table:table-cell>
          <table:table-cell office:value-type="float" office:value="0.05072635" calcext:value-type="float">
            <text:p>0,0507263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5.72" calcext:value-type="date">
            <text:p>2020-04-23 23:22:35</text:p>
          </table:table-cell>
          <table:table-cell office:value-type="string" calcext:value-type="string">
            <text:p>ACDC\2019-natred\SylvAtri-ab-m-10mn-hno-cos-d280-ekoo7vx8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68.4760000000006" calcext:value-type="float">
            <text:p>68,4760000000006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9,76596E-05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35.83" calcext:value-type="date">
            <text:p>2020-04-23 23:22:35</text:p>
          </table:table-cell>
          <table:table-cell office:value-type="string" calcext:value-type="string">
            <text:p>ACDC\2019-natred\SylvAtri-ab-m-10mn-haz-cos-g10-1pqba_8e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73.265" calcext:value-type="float">
            <text:p>373,265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9,795059E-05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5.89" calcext:value-type="date">
            <text:p>2020-04-23 23:22:35</text:p>
          </table:table-cell>
          <table:table-cell office:value-type="string" calcext:value-type="string">
            <text:p>ACDC\2019-natred\SylvAtri-ab-m-10mn-haz-cos-d280-cbgnkrlj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66.3299999999999" calcext:value-type="float">
            <text:p>66,3299999999999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5.82" calcext:value-type="date">
            <text:p>2020-04-23 23:22:35</text:p>
          </table:table-cell>
          <table:table-cell office:value-type="string" calcext:value-type="string">
            <text:p>ACDC\2019-natred\SylvAtri-ab-m-10mn-haz-cos-0cq3kmqp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09.358" calcext:value-type="float">
            <text:p>409,358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9,74612E-05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g15-d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6.06" calcext:value-type="date">
            <text:p>2020-04-23 23:22:36</text:p>
          </table:table-cell>
          <table:table-cell office:value-type="string" calcext:value-type="string">
            <text:p>ACDC\2019-natred\SylvAtri-ab-m-10mn-haz-cos-g15-d300-h1wteewk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4.3629999999998" calcext:value-type="float">
            <text:p>44,3629999999998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9,456273E-05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3,963984E-06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g20-d300-t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6.23" calcext:value-type="date">
            <text:p>2020-04-23 23:22:36</text:p>
          </table:table-cell>
          <table:table-cell office:value-type="string" calcext:value-type="string">
            <text:p>ACDC\2019-natred\SylvAtri-ab-m-10mn-haz-cos-g20-d300-t18-6x2arv02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3582817" calcext:value-type="float">
            <text:p>0,03582817</text:p>
          </table:table-cell>
          <table:table-cell office:value-type="float" office:value="0.1103657" calcext:value-type="float">
            <text:p>0,1103657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9,659945E-0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7.9" calcext:value-type="date">
            <text:p>2020-04-23 23:22:37</text:p>
          </table:table-cell>
          <table:table-cell office:value-type="string" calcext:value-type="string">
            <text:p>ACDC\2019-natred\TurdMeru-ab-m-5mn-hno-cos-h7skc7fu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4" calcext:value-type="float">
            <text:p>4</text:p>
          </table:table-cell>
          <table:table-cell office:value-type="float" office:value="126.181" calcext:value-type="float">
            <text:p>126,181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8,45433E-05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7,155894E-05</text:p>
          </table:table-cell>
          <table:table-cell office:value-type="float" office:value="0.00009988368" calcext:value-type="float">
            <text:p>9,988368E-05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d4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8.01" calcext:value-type="date">
            <text:p>2020-04-23 23:22:38</text:p>
          </table:table-cell>
          <table:table-cell office:value-type="string" calcext:value-type="string">
            <text:p>ACDC\2019-natred\TurdMeru-ab-m-5mn-hno-cos-d450-e8d0e203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9,318005E-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7,826812E-05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d500-t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8.12" calcext:value-type="date">
            <text:p>2020-04-23 23:22:38</text:p>
          </table:table-cell>
          <table:table-cell office:value-type="string" calcext:value-type="string">
            <text:p>ACDC\2019-natred\TurdMeru-ab-m-5mn-hno-cos-d500-t14-2uyyq4tf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8.8229999999999" calcext:value-type="float">
            <text:p>38,8229999999999</text:p>
          </table:table-cell>
          <table:table-cell office:value-type="float" office:value="2668.628" calcext:value-type="float">
            <text:p>2668,628</text:p>
          </table:table-cell>
          <table:table-cell office:value-type="float" office:value="0.3345118" calcext:value-type="float">
            <text:p>0,3345118</text:p>
          </table:table-cell>
          <table:table-cell office:value-type="float" office:value="0.04016173" calcext:value-type="float">
            <text:p>0,04016173</text:p>
          </table:table-cell>
          <table:table-cell office:value-type="float" office:value="0.3138886" calcext:value-type="float">
            <text:p>0,3138886</text:p>
          </table:table-cell>
          <table:table-cell office:value-type="float" office:value="0.3345118" calcext:value-type="float">
            <text:p>0,3345118</text:p>
          </table:table-cell>
          <table:table-cell office:value-type="float" office:value="0.00008854373" calcext:value-type="float">
            <text:p>8,854373E-05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7,585934E-05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8.22" calcext:value-type="date">
            <text:p>2020-04-23 23:22:38</text:p>
          </table:table-cell>
          <table:table-cell office:value-type="string" calcext:value-type="string">
            <text:p>ACDC\2019-natred\TurdMeru-ab-m-5mn-haz-cos-7msi37nj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2" calcext:value-type="float">
            <text:p>2</text:p>
          </table:table-cell>
          <table:table-cell office:value-type="float" office:value="132.265" calcext:value-type="float">
            <text:p>132,265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6,854264E-05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5,715941E-05</text:p>
          </table:table-cell>
          <table:table-cell office:value-type="float" office:value="0.00008219283" calcext:value-type="float">
            <text:p>8,219283E-05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d4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8.37" calcext:value-type="date">
            <text:p>2020-04-23 23:22:38</text:p>
          </table:table-cell>
          <table:table-cell office:value-type="string" calcext:value-type="string">
            <text:p>ACDC\2019-natred\TurdMeru-ab-m-5mn-haz-cos-d450-kr30whmo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7,88261E-05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6,376685E-05</text:p>
          </table:table-cell>
          <table:table-cell office:value-type="float" office:value="0.00009744177" calcext:value-type="float">
            <text:p>9,744177E-05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d500-t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8.45" calcext:value-type="date">
            <text:p>2020-04-23 23:22:38</text:p>
          </table:table-cell>
          <table:table-cell office:value-type="string" calcext:value-type="string">
            <text:p>ACDC\2019-natred\TurdMeru-ab-m-5mn-haz-cos-d500-t14-oxjp5bwf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48.431" calcext:value-type="float">
            <text:p>48,431</text:p>
          </table:table-cell>
          <table:table-cell office:value-type="float" office:value="2678.236" calcext:value-type="float">
            <text:p>2678,236</text:p>
          </table:table-cell>
          <table:table-cell office:value-type="float" office:value="0.07340837" calcext:value-type="float">
            <text:p>0,07340837</text:p>
          </table:table-cell>
          <table:table-cell office:value-type="float" office:value="0.001451075" calcext:value-type="float">
            <text:p>0,001451075</text:p>
          </table:table-cell>
          <table:table-cell office:value-type="float" office:value="0.04907113" calcext:value-type="float">
            <text:p>0,04907113</text:p>
          </table:table-cell>
          <table:table-cell office:value-type="float" office:value="0.07340837" calcext:value-type="float">
            <text:p>0,07340837</text:p>
          </table:table-cell>
          <table:table-cell office:value-type="float" office:value="0.0000788839" calcext:value-type="float">
            <text:p>7,88839E-05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6,394844E-05</text:p>
          </table:table-cell>
          <table:table-cell office:value-type="float" office:value="0.00009730759" calcext:value-type="float">
            <text:p>9,730759E-05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d5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8.49" calcext:value-type="date">
            <text:p>2020-04-23 23:22:38</text:p>
          </table:table-cell>
          <table:table-cell office:value-type="string" calcext:value-type="string">
            <text:p>ACDC\2019-natred\TurdMeru-ab-m-10mn-hno-cos-d500-8xye_iuh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8,587965E-0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7,625844E-05</text:p>
          </table:table-cell>
          <table:table-cell office:value-type="float" office:value="0.00009671473" calcext:value-type="float">
            <text:p>9,671473E-05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d600-t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8.54" calcext:value-type="date">
            <text:p>2020-04-23 23:22:38</text:p>
          </table:table-cell>
          <table:table-cell office:value-type="string" calcext:value-type="string">
            <text:p>ACDC\2019-natred\TurdMeru-ab-m-10mn-hno-cos-d600-t18-wb73mxhb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84.1999999999998" calcext:value-type="float">
            <text:p>84,1999999999998</text:p>
          </table:table-cell>
          <table:table-cell office:value-type="float" office:value="4671.228" calcext:value-type="float">
            <text:p>4671,228</text:p>
          </table:table-cell>
          <table:table-cell office:value-type="float" office:value="0.03795314" calcext:value-type="float">
            <text:p>0,03795314</text:p>
          </table:table-cell>
          <table:table-cell office:value-type="float" office:value="0.005787849" calcext:value-type="float">
            <text:p>0,005787849</text:p>
          </table:table-cell>
          <table:table-cell office:value-type="float" office:value="0.03509802" calcext:value-type="float">
            <text:p>0,03509802</text:p>
          </table:table-cell>
          <table:table-cell office:value-type="float" office:value="0.03795314" calcext:value-type="float">
            <text:p>0,03795314</text:p>
          </table:table-cell>
          <table:table-cell office:value-type="float" office:value="0.00007657615" calcext:value-type="float">
            <text:p>7,657615E-0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6,959122E-05</text:p>
          </table:table-cell>
          <table:table-cell office:value-type="float" office:value="0.00008426217" calcext:value-type="float">
            <text:p>8,426217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8.59" calcext:value-type="date">
            <text:p>2020-04-23 23:22:38</text:p>
          </table:table-cell>
          <table:table-cell office:value-type="string" calcext:value-type="string">
            <text:p>ACDC\2019-natred\TurdMeru-ab-m-10mn-haz-cos-9auwzt75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2" calcext:value-type="float">
            <text:p>2</text:p>
          </table:table-cell>
          <table:table-cell office:value-type="float" office:value="222.642" calcext:value-type="float">
            <text:p>222,642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7,024525E-0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6,063364E-05</text:p>
          </table:table-cell>
          <table:table-cell office:value-type="float" office:value="0.00008138047" calcext:value-type="float">
            <text:p>8,138047E-05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8.53" calcext:value-type="date">
            <text:p>2020-04-23 23:22:38</text:p>
          </table:table-cell>
          <table:table-cell office:value-type="string" calcext:value-type="string">
            <text:p>ACDC\2019-natred\TurdMeru-ab-m-10mn-hno-cos-yrakz9ji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4" calcext:value-type="float">
            <text:p>4</text:p>
          </table:table-cell>
          <table:table-cell office:value-type="float" office:value="216.866" calcext:value-type="float">
            <text:p>216,866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7,837464E-05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7,042343E-05</text:p>
          </table:table-cell>
          <table:table-cell office:value-type="float" office:value="0.0000872236" calcext:value-type="float">
            <text:p>8,72236E-05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d5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8.7" calcext:value-type="date">
            <text:p>2020-04-23 23:22:38</text:p>
          </table:table-cell>
          <table:table-cell office:value-type="string" calcext:value-type="string">
            <text:p>ACDC\2019-natred\TurdMeru-ab-m-10mn-haz-cos-d500-_ypkosx5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7,6735E-0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6,518661E-05</text:p>
          </table:table-cell>
          <table:table-cell office:value-type="float" office:value="0.00009032929" calcext:value-type="float">
            <text:p>9,032929E-05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d600-t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8.81" calcext:value-type="date">
            <text:p>2020-04-23 23:22:38</text:p>
          </table:table-cell>
          <table:table-cell office:value-type="string" calcext:value-type="string">
            <text:p>ACDC\2019-natred\TurdMeru-ab-m-10mn-haz-cos-d600-t18-4vrb8593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95.5889999999999" calcext:value-type="float">
            <text:p>95,5889999999999</text:p>
          </table:table-cell>
          <table:table-cell office:value-type="float" office:value="4682.617" calcext:value-type="float">
            <text:p>4682,617</text:p>
          </table:table-cell>
          <table:table-cell office:value-type="float" office:value="0.008369863" calcext:value-type="float">
            <text:p>0,008369863</text:p>
          </table:table-cell>
          <table:table-cell office:value-type="float" office:value="0.0003628731" calcext:value-type="float">
            <text:p>0,0003628731</text:p>
          </table:table-cell>
          <table:table-cell office:value-type="float" office:value="0.00514245" calcext:value-type="float">
            <text:p>0,00514245</text:p>
          </table:table-cell>
          <table:table-cell office:value-type="float" office:value="0.008369863" calcext:value-type="float">
            <text:p>0,008369863</text:p>
          </table:table-cell>
          <table:table-cell office:value-type="float" office:value="0.00007271031" calcext:value-type="float">
            <text:p>7,271031E-05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6,243243E-05</text:p>
          </table:table-cell>
          <table:table-cell office:value-type="float" office:value="0.00008468018" calcext:value-type="float">
            <text:p>8,468018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9.1" calcext:value-type="date">
            <text:p>2020-04-23 23:22:39</text:p>
          </table:table-cell>
          <table:table-cell office:value-type="string" calcext:value-type="string">
            <text:p>ACDC\2019-natred\LuscMega-b-m-5mn-hno-cos-w77njjdw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6.3729" calcext:value-type="float">
            <text:p>266,3729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3,411E-05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2,789219E-05</text:p>
          </table:table-cell>
          <table:table-cell office:value-type="float" office:value="0.00004171391" calcext:value-type="float">
            <text:p>4,171391E-05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9.29" calcext:value-type="date">
            <text:p>2020-04-23 23:22:39</text:p>
          </table:table-cell>
          <table:table-cell office:value-type="string" calcext:value-type="string">
            <text:p>ACDC\2019-natred\LuscMega-b-m-5mn-hno-cos-g10-k6oy010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6.178" calcext:value-type="float">
            <text:p>266,178</text:p>
          </table:table-cell>
          <table:table-cell office:value-type="float" office:value="724.0156" calcext:value-type="float">
            <text:p>724,0156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3,420466E-05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2,797264E-05</text:p>
          </table:table-cell>
          <table:table-cell office:value-type="float" office:value="0.00004182511" calcext:value-type="float">
            <text:p>4,182511E-05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9.34" calcext:value-type="date">
            <text:p>2020-04-23 23:22:39</text:p>
          </table:table-cell>
          <table:table-cell office:value-type="string" calcext:value-type="string">
            <text:p>ACDC\2019-natred\LuscMega-b-m-5mn-hno-cos-d280-rfu0fww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5,982538E-05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g15-d300-t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9.41" calcext:value-type="date">
            <text:p>2020-04-23 23:22:39</text:p>
          </table:table-cell>
          <table:table-cell office:value-type="string" calcext:value-type="string">
            <text:p>ACDC\2019-natred\LuscMega-b-m-5mn-hno-cos-g15-d300-t14-2a9qh1bw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9.6991" calcext:value-type="float">
            <text:p>39,6991</text:p>
          </table:table-cell>
          <table:table-cell office:value-type="float" office:value="497.5367" calcext:value-type="float">
            <text:p>497,5367</text:p>
          </table:table-cell>
          <table:table-cell office:value-type="float" office:value="0.8635276" calcext:value-type="float">
            <text:p>0,8635276</text:p>
          </table:table-cell>
          <table:table-cell office:value-type="float" office:value="0.3940925" calcext:value-type="float">
            <text:p>0,3940925</text:p>
          </table:table-cell>
          <table:table-cell office:value-type="float" office:value="0.2920787" calcext:value-type="float">
            <text:p>0,2920787</text:p>
          </table:table-cell>
          <table:table-cell office:value-type="float" office:value="0.8635276" calcext:value-type="float">
            <text:p>0,8635276</text:p>
          </table:table-cell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6,431351E-05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9.86" calcext:value-type="date">
            <text:p>2020-04-23 23:22:39</text:p>
          </table:table-cell>
          <table:table-cell office:value-type="string" calcext:value-type="string">
            <text:p>ACDC\2019-natred\LuscMega-b-m-5mn-haz-cos-0408v23b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1.9336" calcext:value-type="float">
            <text:p>261,9336</text:p>
          </table:table-cell>
          <table:table-cell office:value-type="float" office:value="719.7712" calcext:value-type="float">
            <text:p>719,771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9972513" calcext:value-type="float">
            <text:p>0,009972513</text:p>
          </table:table-cell>
          <table:table-cell office:value-type="float" office:value="0.08929592" calcext:value-type="float">
            <text:p>0,0892959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005394509" calcext:value-type="float">
            <text:p>5,394509E-05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0003393332" calcext:value-type="float">
            <text:p>3,393332E-05</text:p>
          </table:table-cell>
          <table:table-cell office:value-type="float" office:value="0.00008575855" calcext:value-type="float">
            <text:p>8,57585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67863" calcext:value-type="float">
            <text:p>0,03667863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2307213" calcext:value-type="float">
            <text:p>0,02307213</text:p>
          </table:table-cell>
          <table:table-cell office:value-type="float" office:value="0.05830941" calcext:value-type="float">
            <text:p>0,05830941</text:p>
          </table:table-cell>
          <table:table-cell office:value-type="float" office:value="55" calcext:value-type="float">
            <text:p>55</text:p>
          </table:table-cell>
          <table:table-cell office:value-type="float" office:value="192.548" calcext:value-type="float">
            <text:p>192,548</text:p>
          </table:table-cell>
          <table:table-cell office:value-type="float" office:value="0.1172229" calcext:value-type="float">
            <text:p>0,1172229</text:p>
          </table:table-cell>
          <table:table-cell office:value-type="float" office:value="152.357" calcext:value-type="float">
            <text:p>152,357</text:p>
          </table:table-cell>
          <table:table-cell office:value-type="float" office:value="243.3412" calcext:value-type="float">
            <text:p>243,3412</text:p>
          </table:table-cell>
          <table:table-cell office:value-type="float" office:value="55" calcext:value-type="float">
            <text:p>55</text:p>
          </table:table-cell>
          <table:table-cell office:value-type="float" office:value="719.9934" calcext:value-type="float">
            <text:p>719,9934</text:p>
          </table:table-cell>
          <table:table-cell office:value-type="float" office:value="723.8573" calcext:value-type="float">
            <text:p>723,8573</text:p>
          </table:table-cell>
          <table:table-cell office:value-type="float" office:value="-357.8856" calcext:value-type="float">
            <text:p>-357,8856</text:p>
          </table:table-cell>
          <table:table-cell office:value-type="float" office:value="0.6965854" calcext:value-type="float">
            <text:p>0,696585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623" calcext:value-type="float">
            <text:p>122,8623</text:p>
          </table:table-cell>
          <table:table-cell office:value-type="float" office:value="2.981298" calcext:value-type="float">
            <text:p>2,981298</text:p>
          </table:table-cell>
          <table:table-cell table:number-columns-repeated="3"/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125" calcext:value-type="float">
            <text:p>125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89.10983" calcext:value-type="float">
            <text:p>89,10983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40.2" calcext:value-type="date">
            <text:p>2020-04-23 23:22:40</text:p>
          </table:table-cell>
          <table:table-cell office:value-type="string" calcext:value-type="string">
            <text:p>ACDC\2019-natred\LuscMega-b-m-5mn-haz-cos-g10-whs_ezw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1.623" calcext:value-type="float">
            <text:p>261,623</text:p>
          </table:table-cell>
          <table:table-cell office:value-type="float" office:value="719.4606" calcext:value-type="float">
            <text:p>719,4606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4001677" calcext:value-type="float">
            <text:p>0,004001677</text:p>
          </table:table-cell>
          <table:table-cell office:value-type="float" office:value="0.08015192" calcext:value-type="float">
            <text:p>0,08015192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00548464" calcext:value-type="float">
            <text:p>5,48464E-05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0003433832" calcext:value-type="float">
            <text:p>3,433832E-05</text:p>
          </table:table-cell>
          <table:table-cell office:value-type="float" office:value="0.00008760265" calcext:value-type="float">
            <text:p>8,76026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07588" calcext:value-type="float">
            <text:p>0,03607588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2258644" calcext:value-type="float">
            <text:p>0,02258644</text:p>
          </table:table-cell>
          <table:table-cell office:value-type="float" office:value="0.0576217" calcext:value-type="float">
            <text:p>0,0576217</text:p>
          </table:table-cell>
          <table:table-cell office:value-type="float" office:value="55" calcext:value-type="float">
            <text:p>55</text:p>
          </table:table-cell>
          <table:table-cell office:value-type="float" office:value="190.9594" calcext:value-type="float">
            <text:p>190,9594</text:p>
          </table:table-cell>
          <table:table-cell office:value-type="float" office:value="0.1184454" calcext:value-type="float">
            <text:p>0,1184454</text:p>
          </table:table-cell>
          <table:table-cell office:value-type="float" office:value="150.734" calcext:value-type="float">
            <text:p>150,734</text:p>
          </table:table-cell>
          <table:table-cell office:value-type="float" office:value="241.9193" calcext:value-type="float">
            <text:p>241,9193</text:p>
          </table:table-cell>
          <table:table-cell office:value-type="float" office:value="55" calcext:value-type="float">
            <text:p>55</text:p>
          </table:table-cell>
          <table:table-cell office:value-type="float" office:value="719.6829" calcext:value-type="float">
            <text:p>719,6829</text:p>
          </table:table-cell>
          <table:table-cell office:value-type="float" office:value="723.5467" calcext:value-type="float">
            <text:p>723,5467</text:p>
          </table:table-cell>
          <table:table-cell office:value-type="float" office:value="-357.7303" calcext:value-type="float">
            <text:p>-357,7303</text:p>
          </table:table-cell>
          <table:table-cell office:value-type="float" office:value="0.6905212" calcext:value-type="float">
            <text:p>0,690521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6853" calcext:value-type="float">
            <text:p>121,6853</text:p>
          </table:table-cell>
          <table:table-cell office:value-type="float" office:value="2.97174" calcext:value-type="float">
            <text:p>2,97174</text:p>
          </table:table-cell>
          <table:table-cell table:number-columns-repeated="3"/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127" calcext:value-type="float">
            <text:p>127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8.44099" calcext:value-type="float">
            <text:p>88,44099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40.5" calcext:value-type="date">
            <text:p>2020-04-23 23:22:40</text:p>
          </table:table-cell>
          <table:table-cell office:value-type="string" calcext:value-type="string">
            <text:p>ACDC\2019-natred\LuscMega-b-m-5mn-haz-cos-d280-totu39e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.8376" calcext:value-type="float">
            <text:p>457,8376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4783733" calcext:value-type="float">
            <text:p>0,4783733</text:p>
          </table:table-cell>
          <table:table-cell office:value-type="float" office:value="0.8626642" calcext:value-type="float">
            <text:p>0,8626642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00008964748" calcext:value-type="float">
            <text:p>8,964748E-05</text:p>
          </table:table-cell>
          <table:table-cell office:value-type="float" office:value="0.4241663" calcext:value-type="float">
            <text:p>0,4241663</text:p>
          </table:table-cell>
          <table:table-cell office:value-type="float" office:value="0.0000393761" calcext:value-type="float">
            <text:p>3,93761E-05</text:p>
          </table:table-cell>
          <table:table-cell office:value-type="float" office:value="0.0002041002" calcext:value-type="float">
            <text:p>0,0002041002</text:p>
          </table:table-cell>
          <table:table-cell office:value-type="float" office:value="39" calcext:value-type="float">
            <text:p>39</text:p>
          </table:table-cell>
          <table:table-cell office:value-type="float" office:value="0.2845613" calcext:value-type="float">
            <text:p>0,2845613</text:p>
          </table:table-cell>
          <table:table-cell office:value-type="float" office:value="0.4241664" calcext:value-type="float">
            <text:p>0,4241664</text:p>
          </table:table-cell>
          <table:table-cell office:value-type="float" office:value="0.1249886" calcext:value-type="float">
            <text:p>0,1249886</text:p>
          </table:table-cell>
          <table:table-cell office:value-type="float" office:value="0.6478602" calcext:value-type="float">
            <text:p>0,6478602</text:p>
          </table:table-cell>
          <table:table-cell office:value-type="float" office:value="39" calcext:value-type="float">
            <text:p>39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.2120832" calcext:value-type="float">
            <text:p>0,2120832</text:p>
          </table:table-cell>
          <table:table-cell office:value-type="float" office:value="97.72108" calcext:value-type="float">
            <text:p>97,72108</text:p>
          </table:table-cell>
          <table:table-cell office:value-type="float" office:value="228.2988" calcext:value-type="float">
            <text:p>228,2988</text:p>
          </table:table-cell>
          <table:table-cell office:value-type="float" office:value="39" calcext:value-type="float">
            <text:p>39</text:p>
          </table:table-cell>
          <table:table-cell office:value-type="float" office:value="458.1534" calcext:value-type="float">
            <text:p>458,1534</text:p>
          </table:table-cell>
          <table:table-cell office:value-type="float" office:value="461.2647" calcext:value-type="float">
            <text:p>461,2647</text:p>
          </table:table-cell>
          <table:table-cell office:value-type="float" office:value="-226.9188" calcext:value-type="float">
            <text:p>-226,9188</text:p>
          </table:table-cell>
          <table:table-cell office:value-type="float" office:value="0.9891204" calcext:value-type="float">
            <text:p>0,989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4858" calcext:value-type="float">
            <text:p>92,54858</text:p>
          </table:table-cell>
          <table:table-cell office:value-type="float" office:value="2.098161" calcext:value-type="float">
            <text:p>2,098161</text:p>
          </table:table-cell>
          <table:table-cell table:number-columns-repeated="3"/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149" calcext:value-type="float">
            <text:p>149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0.60864" calcext:value-type="float">
            <text:p>50,60864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40.51" calcext:value-type="date">
            <text:p>2020-04-23 23:22:40</text:p>
          </table:table-cell>
          <table:table-cell office:value-type="string" calcext:value-type="string">
            <text:p>ACDC\2019-natred\LuscMega-b-m-10mn-hno-cos-vly1ae_w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4.5059" calcext:value-type="float">
            <text:p>274,5059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3,34086E-05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2,820783E-05</text:p>
          </table:table-cell>
          <table:table-cell office:value-type="float" office:value="0.00003956824" calcext:value-type="float">
            <text:p>3,956824E-05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g15-d300-t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40.59" calcext:value-type="date">
            <text:p>2020-04-23 23:22:40</text:p>
          </table:table-cell>
          <table:table-cell office:value-type="string" calcext:value-type="string">
            <text:p>ACDC\2019-natred\LuscMega-b-m-5mn-haz-cos-g15-d300-t14-5qgkvzij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9.4351" calcext:value-type="float">
            <text:p>39,4351</text:p>
          </table:table-cell>
          <table:table-cell office:value-type="float" office:value="497.2727" calcext:value-type="float">
            <text:p>497,2727</text:p>
          </table:table-cell>
          <table:table-cell office:value-type="float" office:value="0.7348589" calcext:value-type="float">
            <text:p>0,7348589</text:p>
          </table:table-cell>
          <table:table-cell office:value-type="float" office:value="0.2926919" calcext:value-type="float">
            <text:p>0,2926919</text:p>
          </table:table-cell>
          <table:table-cell office:value-type="float" office:value="0.2910722" calcext:value-type="float">
            <text:p>0,2910722</text:p>
          </table:table-cell>
          <table:table-cell office:value-type="float" office:value="0.7348589" calcext:value-type="float">
            <text:p>0,7348589</text:p>
          </table:table-cell>
          <table:table-cell office:value-type="float" office:value="0.00008934733" calcext:value-type="float">
            <text:p>8,934733E-05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0003502888" calcext:value-type="float">
            <text:p>3,502888E-05</text:p>
          </table:table-cell>
          <table:table-cell office:value-type="float" office:value="0.0002278961" calcext:value-type="float">
            <text:p>0,0002278961</text:p>
          </table:table-cell>
          <table:table-cell office:value-type="float" office:value="42" calcext:value-type="float">
            <text:p>42</text:p>
          </table:table-cell>
          <table:table-cell office:value-type="float" office:value="0.2487172" calcext:value-type="float">
            <text:p>0,2487172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9751031" calcext:value-type="float">
            <text:p>0,09751031</text:p>
          </table:table-cell>
          <table:table-cell office:value-type="float" office:value="0.6343971" calcext:value-type="float">
            <text:p>0,6343971</text:p>
          </table:table-cell>
          <table:table-cell office:value-type="float" office:value="42" calcext:value-type="float">
            <text:p>42</text:p>
          </table:table-cell>
          <table:table-cell office:value-type="float" office:value="149.6147" calcext:value-type="float">
            <text:p>149,6147</text:p>
          </table:table-cell>
          <table:table-cell office:value-type="float" office:value="0.2450567" calcext:value-type="float">
            <text:p>0,2450567</text:p>
          </table:table-cell>
          <table:table-cell office:value-type="float" office:value="91.90093" calcext:value-type="float">
            <text:p>91,90093</text:p>
          </table:table-cell>
          <table:table-cell office:value-type="float" office:value="243.5726" calcext:value-type="float">
            <text:p>243,5726</text:p>
          </table:table-cell>
          <table:table-cell office:value-type="float" office:value="42" calcext:value-type="float">
            <text:p>42</text:p>
          </table:table-cell>
          <table:table-cell office:value-type="float" office:value="497.5654" calcext:value-type="float">
            <text:p>497,5654</text:p>
          </table:table-cell>
          <table:table-cell office:value-type="float" office:value="500.8411" calcext:value-type="float">
            <text:p>500,8411</text:p>
          </table:table-cell>
          <table:table-cell office:value-type="float" office:value="-246.6363" calcext:value-type="float">
            <text:p>-246,6363</text:p>
          </table:table-cell>
          <table:table-cell office:value-type="float" office:value="0.9690178" calcext:value-type="float">
            <text:p>0,9690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13898" calcext:value-type="float">
            <text:p>86,13898</text:p>
          </table:table-cell>
          <table:table-cell office:value-type="float" office:value="1.928837" calcext:value-type="float">
            <text:p>1,928837</text:p>
          </table:table-cell>
          <table:table-cell table:number-columns-repeated="3"/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160" calcext:value-type="float">
            <text:p>160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50.47641" calcext:value-type="float">
            <text:p>50,47641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40.62" calcext:value-type="date">
            <text:p>2020-04-23 23:22:40</text:p>
          </table:table-cell>
          <table:table-cell office:value-type="string" calcext:value-type="string">
            <text:p>ACDC\2019-natred\LuscMega-b-m-10mn-hno-cos-g10-o6w9xq5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4.2249" calcext:value-type="float">
            <text:p>274,2249</text:p>
          </table:table-cell>
          <table:table-cell office:value-type="float" office:value="1058.667" calcext:value-type="float">
            <text:p>1058,667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3,35023E-05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2,829015E-05</text:p>
          </table:table-cell>
          <table:table-cell office:value-type="float" office:value="0.00003967473" calcext:value-type="float">
            <text:p>3,967473E-05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d3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40.68" calcext:value-type="date">
            <text:p>2020-04-23 23:22:40</text:p>
          </table:table-cell>
          <table:table-cell office:value-type="string" calcext:value-type="string">
            <text:p>ACDC\2019-natred\LuscMega-b-m-10mn-hno-cos-d350-v35v3qq_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.4421" calcext:value-type="float">
            <text:p>784,4421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6085085" calcext:value-type="float">
            <text:p>0,6085085</text:p>
          </table:table-cell>
          <table:table-cell office:value-type="float" office:value="0.3857976" calcext:value-type="float">
            <text:p>0,3857976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00005227832" calcext:value-type="float">
            <text:p>5,227832E-05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0000397023" calcext:value-type="float">
            <text:p>3,97023E-05</text:p>
          </table:table-cell>
          <table:table-cell office:value-type="float" office:value="0.00006883789" calcext:value-type="float">
            <text:p>6,883789E-05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00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2371736" calcext:value-type="float">
            <text:p>0,2371736</text:p>
          </table:table-cell>
          <table:table-cell office:value-type="float" office:value="0.4112238" calcext:value-type="float">
            <text:p>0,4112238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4</text:p>
          </table:table-cell>
          <table:table-cell office:value-type="float" office:value="0.06925952" calcext:value-type="float">
            <text:p>0,06925952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38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027</text:p>
          </table:table-cell>
          <table:table-cell office:value-type="float" office:value="786.6617" calcext:value-type="float">
            <text:p>786,6617</text:p>
          </table:table-cell>
          <table:table-cell office:value-type="float" office:value="-391.2211" calcext:value-type="float">
            <text:p>-391,2211</text:p>
          </table:table-cell>
          <table:table-cell office:value-type="float" office:value="0.7989637" calcext:value-type="float">
            <text:p>0,798963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71" calcext:value-type="float">
            <text:p>141,6971</text:p>
          </table:table-cell>
          <table:table-cell table:number-columns-repeated="4"/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46.6131" calcext:value-type="float">
            <text:p>146,6131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g15-d37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40.77" calcext:value-type="date">
            <text:p>2020-04-23 23:22:40</text:p>
          </table:table-cell>
          <table:table-cell office:value-type="string" calcext:value-type="string">
            <text:p>ACDC\2019-natred\LuscMega-b-m-10mn-hno-cos-g15-d370-cymrugtr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43.8991" calcext:value-type="float">
            <text:p>43,8991</text:p>
          </table:table-cell>
          <table:table-cell office:value-type="float" office:value="828.3412" calcext:value-type="float">
            <text:p>828,3412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4,7428E-05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3,665145E-05</text:p>
          </table:table-cell>
          <table:table-cell office:value-type="float" office:value="0.00006137317" calcext:value-type="float">
            <text:p>6,137317E-05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506" calcext:value-type="float">
            <text:p>149,0506</text:p>
          </table:table-cell>
          <table:table-cell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40.85" calcext:value-type="date">
            <text:p>2020-04-23 23:22:40</text:p>
          </table:table-cell>
          <table:table-cell office:value-type="string" calcext:value-type="string">
            <text:p>ACDC\2019-natred\LuscMega-b-m-10mn-haz-cos-8438v3i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3.4859" calcext:value-type="float">
            <text:p>273,4859</text:p>
          </table:table-cell>
          <table:table-cell office:value-type="float" office:value="1057.928" calcext:value-type="float">
            <text:p>1057,928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2870377" calcext:value-type="float">
            <text:p>0,2870377</text:p>
          </table:table-cell>
          <table:table-cell office:value-type="float" office:value="0.03151327" calcext:value-type="float">
            <text:p>0,03151327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00003473129" calcext:value-type="float">
            <text:p>3,473129E-05</text:p>
          </table:table-cell>
          <table:table-cell office:value-type="float" office:value="0.1556614" calcext:value-type="float">
            <text:p>0,1556614</text:p>
          </table:table-cell>
          <table:table-cell office:value-type="float" office:value="0.00002552944" calcext:value-type="float">
            <text:p>2,552944E-05</text:p>
          </table:table-cell>
          <table:table-cell office:value-type="float" office:value="0.00004724985" calcext:value-type="float">
            <text:p>4,724985E-05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696974</text:p>
          </table:table-cell>
          <table:table-cell office:value-type="float" office:value="0.1556615" calcext:value-type="float">
            <text:p>0,1556615</text:p>
          </table:table-cell>
          <table:table-cell office:value-type="float" office:value="0.04187594" calcext:value-type="float">
            <text:p>0,04187594</text:p>
          </table:table-cell>
          <table:table-cell office:value-type="float" office:value="0.07750395" calcext:value-type="float">
            <text:p>0,0775039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87</text:p>
          </table:table-cell>
          <table:table-cell office:value-type="float" office:value="0.07783073" calcext:value-type="float">
            <text:p>0,07783073</text:p>
          </table:table-cell>
          <table:table-cell office:value-type="float" office:value="205.5958" calcext:value-type="float">
            <text:p>205,5958</text:p>
          </table:table-cell>
          <table:table-cell office:value-type="float" office:value="280.0883" calcext:value-type="float">
            <text:p>280,0883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077</text:p>
          </table:table-cell>
          <table:table-cell office:value-type="float" office:value="1062.79" calcext:value-type="float">
            <text:p>1062,79</text:p>
          </table:table-cell>
          <table:table-cell office:value-type="float" office:value="-526.9642" calcext:value-type="float">
            <text:p>-526,9642</text:p>
          </table:table-cell>
          <table:table-cell office:value-type="float" office:value="0.6945009" calcext:value-type="float">
            <text:p>0,694500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856" calcext:value-type="float">
            <text:p>172,3856</text:p>
          </table:table-cell>
          <table:table-cell office:value-type="float" office:value="3.564023" calcext:value-type="float">
            <text:p>3,564023</text:p>
          </table:table-cell>
          <table:table-cell table:number-columns-repeated="3"/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45.5589" calcext:value-type="float">
            <text:p>145,5589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40.86" calcext:value-type="date">
            <text:p>2020-04-23 23:22:40</text:p>
          </table:table-cell>
          <table:table-cell office:value-type="string" calcext:value-type="string">
            <text:p>ACDC\2019-natred\LuscMega-b-m-10mn-haz-cos-g10-mrt_7p5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3.1929" calcext:value-type="float">
            <text:p>273,1929</text:p>
          </table:table-cell>
          <table:table-cell office:value-type="float" office:value="1057.635" calcext:value-type="float">
            <text:p>1057,635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2032301" calcext:value-type="float">
            <text:p>0,2032301</text:p>
          </table:table-cell>
          <table:table-cell office:value-type="float" office:value="0.06220853" calcext:value-type="float">
            <text:p>0,06220853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00003504841" calcext:value-type="float">
            <text:p>3,504841E-05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0002572014" calcext:value-type="float">
            <text:p>2,572014E-05</text:p>
          </table:table-cell>
          <table:table-cell office:value-type="float" office:value="0.0000477599" calcext:value-type="float">
            <text:p>4,77599E-05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45426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4142874" calcext:value-type="float">
            <text:p>0,04142874</text:p>
          </table:table-cell>
          <table:table-cell office:value-type="float" office:value="0.07692929" calcext:value-type="float">
            <text:p>0,0769292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06</text:p>
          </table:table-cell>
          <table:table-cell office:value-type="float" office:value="0.07825229" calcext:value-type="float">
            <text:p>0,07825229</text:p>
          </table:table-cell>
          <table:table-cell office:value-type="float" office:value="204.4927" calcext:value-type="float">
            <text:p>204,4927</text:p>
          </table:table-cell>
          <table:table-cell office:value-type="float" office:value="279.0511" calcext:value-type="float">
            <text:p>279,051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783</text:p>
          </table:table-cell>
          <table:table-cell office:value-type="float" office:value="1062.497" calcext:value-type="float">
            <text:p>1062,497</text:p>
          </table:table-cell>
          <table:table-cell office:value-type="float" office:value="-526.8174" calcext:value-type="float">
            <text:p>-526,8174</text:p>
          </table:table-cell>
          <table:table-cell office:value-type="float" office:value="0.6834104" calcext:value-type="float">
            <text:p>0,6834104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803" calcext:value-type="float">
            <text:p>171,4803</text:p>
          </table:table-cell>
          <table:table-cell office:value-type="float" office:value="3.553778" calcext:value-type="float">
            <text:p>3,553778</text:p>
          </table:table-cell>
          <table:table-cell table:number-columns-repeated="3"/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45.0575" calcext:value-type="float">
            <text:p>145,0575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d3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41.01" calcext:value-type="date">
            <text:p>2020-04-23 23:22:41</text:p>
          </table:table-cell>
          <table:table-cell office:value-type="string" calcext:value-type="string">
            <text:p>ACDC\2019-natred\LuscMega-b-m-10mn-haz-cos-d350-ueeuffsp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5,908828E-05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3,432728E-05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g15-d37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41.05" calcext:value-type="date">
            <text:p>2020-04-23 23:22:41</text:p>
          </table:table-cell>
          <table:table-cell office:value-type="string" calcext:value-type="string">
            <text:p>ACDC\2019-natred\LuscMega-b-m-10mn-haz-cos-g15-d370-150pdrfn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43.7308" calcext:value-type="float">
            <text:p>43,7308</text:p>
          </table:table-cell>
          <table:table-cell office:value-type="float" office:value="828.1729" calcext:value-type="float">
            <text:p>828,1729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2852551" calcext:value-type="float">
            <text:p>0,2852551</text:p>
          </table:table-cell>
          <table:table-cell office:value-type="float" office:value="0.8848182" calcext:value-type="float">
            <text:p>0,8848182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0000595747" calcext:value-type="float">
            <text:p>5,95747E-05</text:p>
          </table:table-cell>
          <table:table-cell office:value-type="float" office:value="0.3011801" calcext:value-type="float">
            <text:p>0,3011801</text:p>
          </table:table-cell>
          <table:table-cell office:value-type="float" office:value="0.00003309517" calcext:value-type="float">
            <text:p>3,309517E-05</text:p>
          </table:table-cell>
          <table:table-cell office:value-type="float" office:value="0.0001072406" calcext:value-type="float">
            <text:p>0,0001072406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249</text:p>
          </table:table-cell>
          <table:table-cell office:value-type="float" office:value="0.3011802" calcext:value-type="float">
            <text:p>0,3011802</text:p>
          </table:table-cell>
          <table:table-cell office:value-type="float" office:value="0.1362283" calcext:value-type="float">
            <text:p>0,1362283</text:p>
          </table:table-cell>
          <table:table-cell office:value-type="float" office:value="0.4414301" calcext:value-type="float">
            <text:p>0,4414301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47</text:p>
          </table:table-cell>
          <table:table-cell office:value-type="float" office:value="0.1505901" calcext:value-type="float">
            <text:p>0,1505901</text:p>
          </table:table-cell>
          <table:table-cell office:value-type="float" office:value="135.9078" calcext:value-type="float">
            <text:p>135,9078</text:p>
          </table:table-cell>
          <table:table-cell office:value-type="float" office:value="247.0152" calcext:value-type="float">
            <text:p>247,0152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494</text:p>
          </table:table-cell>
          <table:table-cell office:value-type="float" office:value="832.6983" calcext:value-type="float">
            <text:p>832,6983</text:p>
          </table:table-cell>
          <table:table-cell office:value-type="float" office:value="-412.0865" calcext:value-type="float">
            <text:p>-412,0865</text:p>
          </table:table-cell>
          <table:table-cell office:value-type="float" office:value="0.9851687" calcext:value-type="float">
            <text:p>0,9851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 office:value-type="float" office:value="2.162544" calcext:value-type="float">
            <text:p>2,162544</text:p>
          </table:table-cell>
          <table:table-cell table:number-columns-repeated="3"/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</text:p>
          </table:table-cell>
          <table:table-cell office:value-type="float" office:value="90.20992" calcext:value-type="float">
            <text:p>90,20992</text:p>
          </table:table-cell>
        </table:table-row>
        <table:table-row table:style-name="ro1" table:number-rows-repeated="1048523">
          <table:table-cell table:number-columns-repeated="81"/>
        </table:table-row>
        <table:table-row table:style-name="ro1"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9:27:45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Results" style:display-name="PageStyle_All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meta:creation-date>2020-04-23T22:41:29</meta:creation-date>
    <dc:date>2020-06-29T19:31:07.285000000</dc:date>
    <meta:generator>LibreOffice/6.3.2.2$Windows_x86 LibreOffice_project/98b30e735bda24bc04ab42594c85f7fd8be07b9c</meta:generator>
    <meta:editing-duration>PT3M51S</meta:editing-duration>
    <meta:editing-cycles>2</meta:editing-cycles>
    <meta:document-statistic meta:table-count="1" meta:cell-count="3812" meta:object-count="0"/>
    <meta:user-defined meta:name="AppVersion">3.0</meta:user-defined>
  </office:meta>
</office:document-meta>
</file>